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0.799cm"/>
    </style:style>
    <style:style style:name="co7" style:family="table-column">
      <style:table-column-properties fo:break-before="auto" style:column-width="2.842cm"/>
    </style:style>
    <style:style style:name="co8" style:family="table-column">
      <style:table-column-properties fo:break-before="auto" style:column-width="2.267cm"/>
    </style:style>
    <style:style style:name="ro3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4" style:family="table" style:master-page-name="PageStyle_5f_Lis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font-name="Arial" fo:font-size="10pt" style:font-size-asian="10pt" style:font-size-complex="10pt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style:use-window-font-color="true" style:font-name="Arial" fo:font-size="10pt" style:font-size-asian="10pt" style:font-size-complex="10pt"/>
    </style:style>
    <style:style style:name="ce3" style:family="table-cell" style:parent-style-name="Excel_20_Built-in_20_Normal">
      <style:table-cell-properties fo:background-color="#999999" style:text-align-source="fix" style:repeat-content="false"/>
      <style:paragraph-properties fo:text-align="end" fo:margin-left="0cm"/>
      <style:text-properties style:use-window-font-color="true" style:font-name="Arial" fo:font-size="10pt" style:font-size-asian="10pt" style:font-size-complex="10pt"/>
    </style:style>
    <style:style style:name="ce4" style:family="table-cell" style:parent-style-name="Excel_20_Built-in_20_Normal">
      <style:table-cell-properties fo:background-color="#999999"/>
      <style:text-properties style:use-window-font-color="true" style:font-name="Arial" fo:font-size="10pt" style:font-size-asian="10pt" style:font-size-complex="10pt"/>
    </style:style>
    <style:style style:name="ce5" style:family="table-cell" style:parent-style-name="Excel_20_Built-in_20_Normal" style:data-style-name="N107">
      <style:text-properties style:use-window-font-color="true" style:font-name="Arial" fo:font-size="10pt" style:font-size-asian="10pt" style:font-size-complex="10pt"/>
    </style:style>
    <style:style style:name="ce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" style:family="table-cell" style:parent-style-name="Excel_20_Built-in_20_Normal">
      <style:table-cell-properties fo:background-color="#eeeeee"/>
      <style:text-properties style:use-window-font-color="true" style:font-name="Arial" fo:font-size="10pt" style:font-size-asian="10pt" style:font-size-complex="10pt"/>
    </style:style>
    <style:style style:name="ce8" style:family="table-cell" style:parent-style-name="Excel_20_Built-in_20_Normal" style:data-style-name="N107">
      <style:table-cell-properties fo:background-color="#eeeeee"/>
      <style:text-properties style:use-window-font-color="true" style:font-name="Arial" fo:font-size="10pt" style:font-size-asian="10pt" style:font-size-complex="10pt"/>
    </style:style>
    <style:style style:name="ce9" style:family="table-cell" style:parent-style-name="Default">
      <style:table-cell-properties fo:background-color="#eeeeee"/>
      <style:text-properties style:use-window-font-color="true" style:font-name="Arial" fo:font-size="10pt" style:font-size-asian="10pt" style:font-size-complex="10pt"/>
    </style:style>
    <style:style style:name="ce10" style:family="table-cell" style:parent-style-name="Excel_20_Built-in_20_Normal">
      <style:text-properties style:use-window-font-color="true" style:font-name="Arial" fo:font-size="10pt" style:font-size-asian="10pt" style:font-size-complex="10pt"/>
      <style:map style:condition="cell-content()&lt;10" style:apply-style-name="GRR-OK" style:base-cell-address="List1.T9"/>
      <style:map style:condition="cell-content-is-between(10,30)" style:apply-style-name="GRR-WARN" style:base-cell-address="List1.T9"/>
      <style:map style:condition="cell-content()&gt;30" style:apply-style-name="GRR-ERR" style:base-cell-address="List1.T9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Excel_20_Built-in_20_Normal">
      <style:text-properties style:use-window-font-color="true" style:font-name="Arial" fo:font-size="10pt" style:font-name-asian="Droid Sans Fallback" style:font-size-asian="10pt" style:font-name-complex="Calibri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5" table:default-cell-style-name="ce7"/>
        <table:table-column table:style-name="co5" table:number-columns-repeated="5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4" table:number-columns-repeated="1001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=3 (opakování)</text:p>
          </table:table-cell>
          <table:table-cell office:value-type="string">
            <text:p>g=10 (vzorky)</text:p>
          </table:table-cell>
          <table:table-cell office:value-type="string">
            <text:p>n=3 (operátoři)</text:p>
          </table:table-cell>
          <table:table-cell table:number-columns-repeated="15"/>
          <table:table-cell table:style-name="ce11"/>
          <table:table-cell table:number-columns-repeated="1003"/>
        </table:table-row>
        <table:table-row table:style-name="ro2">
          <table:table-cell table:number-columns-repeated="13"/>
          <table:table-cell table:style-name="ce6" table:number-columns-repeated="2"/>
          <table:table-cell table:number-columns-repeated="5"/>
          <table:table-cell table:style-name="ce11"/>
          <table:table-cell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8:.L8]))*SUM([.C8:.L8])" office:value-type="float" office:value="0.03609">
            <text:p>0.03609</text:p>
          </table:table-cell>
          <table:table-cell table:number-columns-repeated="2"/>
          <table:table-cell office:value-type="string" table:number-columns-spanned="2" table:number-rows-spanned="1">
            <text:p>Opakovatelnost EV</text:p>
          </table:table-cell>
          <table:covered-table-cell/>
          <table:table-cell table:formula="of:=[.S15]*[.S19]" office:value-type="float" office:value="0.00718609733333334">
            <text:p>0.0071860973</text:p>
          </table:table-cell>
          <table:table-cell table:style-name="ce11"/>
          <table:table-cell office:value-type="string">
            <text:p>Odhad odporu</text:p>
          </table:table-cell>
          <table:table-cell table:formula="of:=AVERAGE([.G5:.G7];[.G12:.G14];[.G19:.G21])" office:value-type="float" office:value="2.14982222222222">
            <text:p>2.1498222222</text:p>
          </table:table-cell>
          <table:table-cell table:number-columns-repeated="1001"/>
        </table:table-row>
        <table:table-row table:style-name="ro2">
          <table:table-cell office:value-type="string">
            <text:p>1. obsluha</text:p>
          </table:table-cell>
          <table:table-cell office:value-type="float" office:value="1">
            <text:p>1</text:p>
          </table:table-cell>
          <table:table-cell office:value-type="float" office:value="2.0156">
            <text:p>2.0156</text:p>
          </table:table-cell>
          <table:table-cell office:value-type="float" office:value="2.0934">
            <text:p>2.0934</text:p>
          </table:table-cell>
          <table:table-cell office:value-type="float" office:value="2.0751">
            <text:p>2.0751</text:p>
          </table:table-cell>
          <table:table-cell office:value-type="float" office:value="2.0986">
            <text:p>2.0986</text:p>
          </table:table-cell>
          <table:table-cell office:value-type="float" office:value="2.0873">
            <text:p>2.0873</text:p>
          </table:table-cell>
          <table:table-cell office:value-type="float" office:value="2.0803">
            <text:p>2.0803</text:p>
          </table:table-cell>
          <table:table-cell office:value-type="float" office:value="2.1032">
            <text:p>2.1032</text:p>
          </table:table-cell>
          <table:table-cell office:value-type="float" office:value="2.093">
            <text:p>2.093</text:p>
          </table:table-cell>
          <table:table-cell office:value-type="float" office:value="2.0961">
            <text:p>2.0961</text:p>
          </table:table-cell>
          <table:table-cell office:value-type="float" office:value="2.0918">
            <text:p>2.0918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9:.L9])" office:value-type="float" office:value="2.08336333333333">
            <text:p>2.0833633333</text:p>
          </table:table-cell>
          <table:table-cell table:number-columns-repeated="2"/>
          <table:table-cell office:value-type="string" table:number-columns-spanned="2" table:number-rows-spanned="1">
            <text:p>Reprodukovatelnost AV</text:p>
          </table:table-cell>
          <table:covered-table-cell/>
          <table:table-cell table:formula="of:=SQRT(([.S16]*[.S21])^2-([.T4]^2/(10*3)))" office:value-type="float" office:value="0.0581434574172517">
            <text:p>0.0581434574</text:p>
          </table:table-cell>
          <table:table-cell table:style-name="ce11"/>
          <table:table-cell office:value-type="string">
            <text:p>Korekční koef.</text:p>
          </table:table-cell>
          <table:table-cell office:value-type="float" office:value="1.2">
            <text:p>1.2</text:p>
          </table:table-cell>
          <table:table-cell table:number-columns-repeated="1001"/>
        </table:table-row>
        <table:table-row table:style-name="ro2">
          <table:table-cell office:value-type="string">
            <text:p>bez přípravku</text:p>
          </table:table-cell>
          <table:table-cell office:value-type="float" office:value="2">
            <text:p>2</text:p>
          </table:table-cell>
          <table:table-cell office:value-type="float" office:value="2.0983">
            <text:p>2.0983</text:p>
          </table:table-cell>
          <table:table-cell office:value-type="float" office:value="2.1031">
            <text:p>2.1031</text:p>
          </table:table-cell>
          <table:table-cell office:value-type="float" office:value="2.0134">
            <text:p>2.0134</text:p>
          </table:table-cell>
          <table:table-cell office:value-type="float" office:value="2.0803">
            <text:p>2.0803</text:p>
          </table:table-cell>
          <table:table-cell office:value-type="float" office:value="2.0483">
            <text:p>2.0483</text:p>
          </table:table-cell>
          <table:table-cell office:value-type="float" office:value="2.0983">
            <text:p>2.0983</text:p>
          </table:table-cell>
          <table:table-cell office:value-type="float" office:value="2.1036">
            <text:p>2.1036</text:p>
          </table:table-cell>
          <table:table-cell office:value-type="float" office:value="2.0834">
            <text:p>2.0834</text:p>
          </table:table-cell>
          <table:table-cell office:value-type="float" office:value="2.0934">
            <text:p>2.0934</text:p>
          </table:table-cell>
          <table:table-cell office:value-type="float" office:value="2.0734">
            <text:p>2.0734</text:p>
          </table:table-cell>
          <table:table-cell/>
          <table:table-cell table:style-name="ce6" table:number-columns-repeated="4"/>
          <table:table-cell table:style-name="ce6" office:value-type="string" table:number-columns-spanned="2" table:number-rows-spanned="1">
            <text:p>GRR</text:p>
          </table:table-cell>
          <table:covered-table-cell table:style-name="ce6"/>
          <table:table-cell table:formula="of:=SQRT([.T4]^2+[.T5]^2)" office:value-type="float" office:value="0.0585858484219176">
            <text:p>0.0585858484</text:p>
          </table:table-cell>
          <table:table-cell table:style-name="ce11"/>
          <table:table-cell office:value-type="string">
            <text:p>dZ1max</text:p>
          </table:table-cell>
          <table:table-cell table:formula="of:=([.W4]/1000)+(3*0.0001)" office:value-type="float" office:value="0.00244982222222222">
            <text:p>0.0024498222</text:p>
          </table:table-cell>
          <table:table-cell office:value-type="string">
            <text:p>(přístroj)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1222">
            <text:p>2.1222</text:p>
          </table:table-cell>
          <table:table-cell office:value-type="float" office:value="2.0988">
            <text:p>2.0988</text:p>
          </table:table-cell>
          <table:table-cell office:value-type="float" office:value="2.0917">
            <text:p>2.0917</text:p>
          </table:table-cell>
          <table:table-cell office:value-type="float" office:value="2.0781">
            <text:p>2.0781</text:p>
          </table:table-cell>
          <table:table-cell office:value-type="float" office:value="2.0666">
            <text:p>2.0666</text:p>
          </table:table-cell>
          <table:table-cell office:value-type="float" office:value="2.0963">
            <text:p>2.0963</text:p>
          </table:table-cell>
          <table:table-cell office:value-type="float" office:value="2.0628">
            <text:p>2.0628</text:p>
          </table:table-cell>
          <table:table-cell office:value-type="float" office:value="2.0891">
            <text:p>2.0891</text:p>
          </table:table-cell>
          <table:table-cell office:value-type="float" office:value="2.0761">
            <text:p>2.0761</text:p>
          </table:table-cell>
          <table:table-cell office:value-type="float" office:value="2.0893">
            <text:p>2.0893</text:p>
          </table:table-cell>
          <table:table-cell/>
          <table:table-cell table:style-name="ce6" table:number-columns-repeated="4"/>
          <table:table-cell table:style-name="ce6" office:value-type="string" table:number-columns-spanned="2" table:number-rows-spanned="1">
            <text:p>Variabilita mezi vzorky PV</text:p>
          </table:table-cell>
          <table:covered-table-cell table:style-name="ce6"/>
          <table:table-cell table:formula="of:=[.S17]*[.S22]" office:value-type="float" office:value="0.00595293111111127">
            <text:p>0.0059529311</text:p>
          </table:table-cell>
          <table:table-cell table:style-name="ce11"/>
          <table:table-cell office:value-type="string">
            <text:p>kapa1</text:p>
          </table:table-cell>
          <table:table-cell table:formula="of:=SQRT(3)" office:value-type="float" office:value="1.73205080756888">
            <text:p>1.7320508076</text:p>
          </table:table-cell>
          <table:table-cell table:number-columns-repeated="1001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5:.C7])-MIN([.C5:.C7]))" office:value-type="float" office:value="0.1066">
            <text:p>0.1066</text:p>
          </table:table-cell>
          <table:table-cell table:formula="of:=ABS(MAX([.D5:.D7])-MIN([.D5:.D7]))" office:value-type="float" office:value="0.00970000000000004">
            <text:p>0.0097</text:p>
          </table:table-cell>
          <table:table-cell table:formula="of:=ABS(MAX([.E5:.E7])-MIN([.E5:.E7]))" office:value-type="float" office:value="0.0783">
            <text:p>0.0783</text:p>
          </table:table-cell>
          <table:table-cell table:formula="of:=ABS(MAX([.F5:.F7])-MIN([.F5:.F7]))" office:value-type="float" office:value="0.0204999999999997">
            <text:p>0.0205</text:p>
          </table:table-cell>
          <table:table-cell table:formula="of:=ABS(MAX([.G5:.G7])-MIN([.G5:.G7]))" office:value-type="float" office:value="0.0390000000000001">
            <text:p>0.039</text:p>
          </table:table-cell>
          <table:table-cell table:formula="of:=ABS(MAX([.H5:.H7])-MIN([.H5:.H7]))" office:value-type="float" office:value="0.0180000000000002">
            <text:p>0.018</text:p>
          </table:table-cell>
          <table:table-cell table:formula="of:=ABS(MAX([.I5:.I7])-MIN([.I5:.I7]))" office:value-type="float" office:value="0.0408">
            <text:p>0.0408</text:p>
          </table:table-cell>
          <table:table-cell table:formula="of:=ABS(MAX([.J5:.J7])-MIN([.J5:.J7]))" office:value-type="float" office:value="0.00959999999999983">
            <text:p>0.0096</text:p>
          </table:table-cell>
          <table:table-cell table:formula="of:=ABS(MAX([.K5:.K7])-MIN([.K5:.K7]))" office:value-type="float" office:value="0.02">
            <text:p>0.02</text:p>
          </table:table-cell>
          <table:table-cell table:formula="of:=ABS(MAX([.L5:.L7])-MIN([.L5:.L7]))" office:value-type="float" office:value="0.0184000000000002">
            <text:p>0.0184</text:p>
          </table:table-cell>
          <table:table-cell/>
          <table:table-cell table:style-name="ce6" table:number-columns-repeated="4"/>
          <table:table-cell table:style-name="ce6" office:value-type="string" table:number-columns-spanned="2" table:number-rows-spanned="1">
            <text:p>Celková variabilita TV</text:p>
          </table:table-cell>
          <table:covered-table-cell table:style-name="ce6"/>
          <table:table-cell table:formula="of:=SQRT([.T4]^2+[.T5]^2+[.T7]^2)" office:value-type="float" office:value="0.0588875116143443">
            <text:p>0.0588875116</text:p>
          </table:table-cell>
          <table:table-cell table:style-name="ce11"/>
          <table:table-cell table:style-name="Default" office:value-type="string">
            <text:p>uB1</text:p>
          </table:table-cell>
          <table:table-cell table:style-name="Default" table:formula="of:=[.W6]/[.W7]" office:value-type="float" office:value="0.00141440551946673">
            <text:p>0.0014144055</text:p>
          </table:table-cell>
          <table:table-cell table:number-columns-repeated="1001"/>
        </table:table-row>
        <table:table-row table:style-name="ro4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5:.C7])" office:value-type="float" office:value="2.0787">
            <text:p>2.0787</text:p>
          </table:table-cell>
          <table:table-cell table:formula="of:=AVERAGE([.D5:.D7])" office:value-type="float" office:value="2.09843333333333">
            <text:p>2.0984333333</text:p>
          </table:table-cell>
          <table:table-cell table:formula="of:=AVERAGE([.E5:.E7])" office:value-type="float" office:value="2.06006666666667">
            <text:p>2.0600666667</text:p>
          </table:table-cell>
          <table:table-cell table:formula="of:=AVERAGE([.F5:.F7])" office:value-type="float" office:value="2.08566666666667">
            <text:p>2.0856666667</text:p>
          </table:table-cell>
          <table:table-cell table:formula="of:=AVERAGE([.G5:.G7])" office:value-type="float" office:value="2.0674">
            <text:p>2.0674</text:p>
          </table:table-cell>
          <table:table-cell table:formula="of:=AVERAGE([.H5:.H7])" office:value-type="float" office:value="2.09163333333333">
            <text:p>2.0916333333</text:p>
          </table:table-cell>
          <table:table-cell table:formula="of:=AVERAGE([.I5:.I7])" office:value-type="float" office:value="2.08986666666667">
            <text:p>2.0898666667</text:p>
          </table:table-cell>
          <table:table-cell table:formula="of:=AVERAGE([.J5:.J7])" office:value-type="float" office:value="2.0885">
            <text:p>2.0885</text:p>
          </table:table-cell>
          <table:table-cell table:formula="of:=AVERAGE([.K5:.K7])" office:value-type="float" office:value="2.08853333333333">
            <text:p>2.0885333333</text:p>
          </table:table-cell>
          <table:table-cell table:formula="of:=AVERAGE([.L5:.L7])" office:value-type="float" office:value="2.08483333333333">
            <text:p>2.0848333333</text:p>
          </table:table-cell>
          <table:table-cell table:number-columns-repeated="2"/>
          <table:table-cell table:style-name="ce6" table:number-columns-repeated="3"/>
          <table:table-cell table:style-name="ce6" office:value-type="string" table:number-columns-spanned="2" table:number-rows-spanned="1">
            <text:p>GRR [%]</text:p>
          </table:table-cell>
          <table:covered-table-cell table:style-name="ce6"/>
          <table:table-cell table:style-name="ce10" table:formula="of:=([.T6]/[.T8])*100" office:value-type="float" office:value="99.4877297678965">
            <text:p>99.4877297679</text:p>
          </table:table-cell>
          <table:table-cell table:style-name="ce11"/>
          <table:table-cell office:value-type="string">
            <text:p>dZ2max</text:p>
          </table:table-cell>
          <table:table-cell office:value-type="float" office:value="0.01">
            <text:p>0.01</text:p>
          </table:table-cell>
          <table:table-cell office:value-type="string">
            <text:p>(obsluha)</text:p>
          </table:table-cell>
          <table:table-cell table:number-columns-repeated="1000"/>
        </table:table-row>
        <table:table-row table:style-name="ro2">
          <table:table-cell table:number-columns-repeated="14"/>
          <table:table-cell table:style-name="ce6" table:number-columns-repeated="3"/>
          <table:table-cell office:value-type="string" table:number-columns-spanned="2" table:number-rows-spanned="1">
            <text:p>Nejistota A</text:p>
          </table:table-cell>
          <table:covered-table-cell/>
          <table:table-cell table:formula="of:=SQRT((1/72)*SUMSQ([.G5]-[.W4];[.G6]-[.W4];[.G7]-[.W4];[.G12]-[.W4];[.G13]-[.W4];[.G14]-[.W4];[.G19]-[.W4];[.G20]-[.W4];[.G21]-[.W4]))*[.W5]" office:value-type="float" office:value="0.0250327287987369">
            <text:p>0.0250327288</text:p>
          </table:table-cell>
          <table:table-cell table:style-name="ce11"/>
          <table:table-cell office:value-type="string">
            <text:p>kapa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15:.L15]))*SUM([.C15:.L15])" office:value-type="float" office:value="0.000300000000000011">
            <text:p>0.0003</text:p>
          </table:table-cell>
          <table:table-cell table:style-name="ce6" table:number-columns-repeated="2"/>
          <table:table-cell office:value-type="string" table:number-columns-spanned="2" table:number-rows-spanned="1">
            <text:p>Nejistota B</text:p>
          </table:table-cell>
          <table:covered-table-cell table:style-name="ce6"/>
          <table:table-cell office:value-type="string">
            <text:p>viz uB1 a uB2</text:p>
          </table:table-cell>
          <table:table-cell table:style-name="ce11"/>
          <table:table-cell office:value-type="string">
            <text:p>uB2</text:p>
          </table:table-cell>
          <table:table-cell table:formula="of:=[.W9]/[.W10]" office:value-type="float" office:value="0.005">
            <text:p>0.005</text:p>
          </table:table-cell>
          <table:table-cell table:number-columns-repeated="1001"/>
        </table:table-row>
        <table:table-row table:style-name="ro2">
          <table:table-cell office:value-type="string">
            <text:p>2. obsluha</text:p>
          </table:table-cell>
          <table:table-cell office:value-type="float" office:value="1">
            <text:p>1</text:p>
          </table:table-cell>
          <table:table-cell office:value-type="float" office:value="2.2136">
            <text:p>2.2136</text:p>
          </table:table-cell>
          <table:table-cell office:value-type="float" office:value="2.1965">
            <text:p>2.1965</text:p>
          </table:table-cell>
          <table:table-cell office:value-type="float" office:value="2.1948">
            <text:p>2.1948</text:p>
          </table:table-cell>
          <table:table-cell office:value-type="float" office:value="2.1924">
            <text:p>2.1924</text:p>
          </table:table-cell>
          <table:table-cell table:style-name="ce8" office:value-type="float" office:value="2.191">
            <text:p>2.1910</text:p>
          </table:table-cell>
          <table:table-cell office:value-type="float" office:value="2.1916">
            <text:p>2.1916</text:p>
          </table:table-cell>
          <table:table-cell office:value-type="float" office:value="2.1904">
            <text:p>2.1904</text:p>
          </table:table-cell>
          <table:table-cell office:value-type="float" office:value="2.1945">
            <text:p>2.1945</text:p>
          </table:table-cell>
          <table:table-cell office:value-type="float" office:value="2.1894">
            <text:p>2.1894</text:p>
          </table:table-cell>
          <table:table-cell office:value-type="float" office:value="2.1904">
            <text:p>2.1904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16:.L16])" office:value-type="float" office:value="2.19454333333333">
            <text:p>2.1945433333</text:p>
          </table:table-cell>
          <table:table-cell table:style-name="ce6" table:number-columns-repeated="2"/>
          <table:table-cell office:value-type="string" table:number-columns-spanned="2" table:number-rows-spanned="1">
            <text:p>Celková nejistota</text:p>
          </table:table-cell>
          <table:covered-table-cell table:style-name="ce6"/>
          <table:table-cell table:formula="of:=SQRT([.T10]^2+[.W12]^2)" office:value-type="float" office:value="0.0255663461230698">
            <text:p>0.0255663461</text:p>
          </table:table-cell>
          <table:table-cell table:style-name="ce11"/>
          <table:table-cell office:value-type="string">
            <text:p>celkem uB</text:p>
          </table:table-cell>
          <table:table-cell table:style-name="ce12" table:formula="of:=SQRT([.W8]^2+[.W11]^2)" office:value-type="float" office:value="0.00519620467009316">
            <text:p>0.0051962047</text:p>
          </table:table-cell>
          <table:table-cell table:number-columns-repeated="1001"/>
        </table:table-row>
        <table:table-row table:style-name="ro2">
          <table:table-cell office:value-type="string">
            <text:p>bez přípravku</text:p>
          </table:table-cell>
          <table:table-cell office:value-type="float" office:value="2">
            <text:p>2</text:p>
          </table:table-cell>
          <table:table-cell office:value-type="float" office:value="2.2138">
            <text:p>2.2138</text:p>
          </table:table-cell>
          <table:table-cell office:value-type="float" office:value="2.1965">
            <text:p>2.1965</text:p>
          </table:table-cell>
          <table:table-cell office:value-type="float" office:value="2.1948">
            <text:p>2.1948</text:p>
          </table:table-cell>
          <table:table-cell office:value-type="float" office:value="2.1925">
            <text:p>2.1925</text:p>
          </table:table-cell>
          <table:table-cell office:value-type="float" office:value="2.1911">
            <text:p>2.1911</text:p>
          </table:table-cell>
          <table:table-cell office:value-type="float" office:value="2.1917">
            <text:p>2.1917</text:p>
          </table:table-cell>
          <table:table-cell office:value-type="float" office:value="2.1923">
            <text:p>2.1923</text:p>
          </table:table-cell>
          <table:table-cell office:value-type="float" office:value="2.1944">
            <text:p>2.1944</text:p>
          </table:table-cell>
          <table:table-cell office:value-type="float" office:value="2.1895">
            <text:p>2.1895</text:p>
          </table:table-cell>
          <table:table-cell office:value-type="float" office:value="2.1905">
            <text:p>2.1905</text:p>
          </table:table-cell>
          <table:table-cell table:number-columns-repeated="2"/>
          <table:table-cell table:style-name="ce6" table:number-columns-repeated="3"/>
          <table:table-cell office:value-type="string" table:number-columns-spanned="2" table:number-rows-spanned="1">
            <text:p>Rozšířená nejistota</text:p>
          </table:table-cell>
          <table:covered-table-cell table:style-name="ce6"/>
          <table:table-cell table:formula="of:=2*[.T12]" office:value-type="float" office:value="0.0511326922461397">
            <text:p>0.0511326922</text:p>
          </table:table-cell>
          <table:table-cell table:style-name="ce11"/>
          <table:table-cell table:number-columns-repeated="100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2138">
            <text:p>2.2138</text:p>
          </table:table-cell>
          <table:table-cell office:value-type="float" office:value="2.1963">
            <text:p>2.1963</text:p>
          </table:table-cell>
          <table:table-cell office:value-type="float" office:value="2.1948">
            <text:p>2.1948</text:p>
          </table:table-cell>
          <table:table-cell office:value-type="float" office:value="2.1923">
            <text:p>2.1923</text:p>
          </table:table-cell>
          <table:table-cell table:style-name="ce8" office:value-type="float" office:value="2.191">
            <text:p>2.1910</text:p>
          </table:table-cell>
          <table:table-cell office:value-type="float" office:value="2.1916">
            <text:p>2.1916</text:p>
          </table:table-cell>
          <table:table-cell office:value-type="float" office:value="2.1904">
            <text:p>2.1904</text:p>
          </table:table-cell>
          <table:table-cell office:value-type="float" office:value="2.1945">
            <text:p>2.1945</text:p>
          </table:table-cell>
          <table:table-cell office:value-type="float" office:value="2.1895">
            <text:p>2.1895</text:p>
          </table:table-cell>
          <table:table-cell office:value-type="float" office:value="2.1904">
            <text:p>2.1904</text:p>
          </table:table-cell>
          <table:table-cell table:number-columns-repeated="8"/>
          <table:table-cell table:style-name="ce11"/>
          <table:table-cell table:number-columns-repeated="1003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12:.C14])-MIN([.C12:.C14]))" office:value-type="float" office:value="0.000199999999999978">
            <text:p>0.0002</text:p>
          </table:table-cell>
          <table:table-cell table:formula="of:=ABS(MAX([.D12:.D14])-MIN([.D12:.D14]))" office:value-type="float" office:value="0.000199999999999978">
            <text:p>0.0002</text:p>
          </table:table-cell>
          <table:table-cell table:formula="of:=ABS(MAX([.E12:.E14])-MIN([.E12:.E14]))" office:value-type="float" office:value="0">
            <text:p>0</text:p>
          </table:table-cell>
          <table:table-cell table:formula="of:=ABS(MAX([.F12:.F14])-MIN([.F12:.F14]))" office:value-type="float" office:value="0.000199999999999978">
            <text:p>0.0002</text:p>
          </table:table-cell>
          <table:table-cell table:formula="of:=ABS(MAX([.G12:.G14])-MIN([.G12:.G14]))" office:value-type="float" office:value="0.000100000000000211">
            <text:p>0.0001</text:p>
          </table:table-cell>
          <table:table-cell table:formula="of:=ABS(MAX([.H12:.H14])-MIN([.H12:.H14]))" office:value-type="float" office:value="0.0000999999999997669">
            <text:p>0.0001</text:p>
          </table:table-cell>
          <table:table-cell table:formula="of:=ABS(MAX([.I12:.I14])-MIN([.I12:.I14]))" office:value-type="float" office:value="0.00190000000000001">
            <text:p>0.0019</text:p>
          </table:table-cell>
          <table:table-cell table:formula="of:=ABS(MAX([.J12:.J14])-MIN([.J12:.J14]))" office:value-type="float" office:value="0.000100000000000211">
            <text:p>0.0001</text:p>
          </table:table-cell>
          <table:table-cell table:formula="of:=ABS(MAX([.K12:.K14])-MIN([.K12:.K14]))" office:value-type="float" office:value="0.0000999999999997669">
            <text:p>0.0001</text:p>
          </table:table-cell>
          <table:table-cell table:formula="of:=ABS(MAX([.L12:.L14])-MIN([.L12:.L14]))" office:value-type="float" office:value="0.000100000000000211">
            <text:p>0.0001</text:p>
          </table:table-cell>
          <table:table-cell table:number-columns-repeated="5"/>
          <table:table-cell office:value-type="string">
            <text:p>K1</text:p>
          </table:table-cell>
          <table:table-cell office:value-type="float" office:value="0.5908">
            <text:p>0.5908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12:.C14])" office:value-type="float" office:value="2.21373333333333">
            <text:p>2.2137333333</text:p>
          </table:table-cell>
          <table:table-cell table:formula="of:=AVERAGE([.D12:.D14])" office:value-type="float" office:value="2.19643333333333">
            <text:p>2.1964333333</text:p>
          </table:table-cell>
          <table:table-cell table:formula="of:=AVERAGE([.E12:.E14])" office:value-type="float" office:value="2.1948">
            <text:p>2.1948</text:p>
          </table:table-cell>
          <table:table-cell table:formula="of:=AVERAGE([.F12:.F14])" office:value-type="float" office:value="2.1924">
            <text:p>2.1924</text:p>
          </table:table-cell>
          <table:table-cell table:formula="of:=AVERAGE([.G12:.G14])" office:value-type="float" office:value="2.19103333333333">
            <text:p>2.1910333333</text:p>
          </table:table-cell>
          <table:table-cell table:formula="of:=AVERAGE([.H12:.H14])" office:value-type="float" office:value="2.19163333333333">
            <text:p>2.1916333333</text:p>
          </table:table-cell>
          <table:table-cell table:formula="of:=AVERAGE([.I12:.I14])" office:value-type="float" office:value="2.19103333333333">
            <text:p>2.1910333333</text:p>
          </table:table-cell>
          <table:table-cell table:formula="of:=AVERAGE([.J12:.J14])" office:value-type="float" office:value="2.19446666666667">
            <text:p>2.1944666667</text:p>
          </table:table-cell>
          <table:table-cell table:formula="of:=AVERAGE([.K12:.K14])" office:value-type="float" office:value="2.18946666666667">
            <text:p>2.1894666667</text:p>
          </table:table-cell>
          <table:table-cell table:formula="of:=AVERAGE([.L12:.L14])" office:value-type="float" office:value="2.19043333333333">
            <text:p>2.1904333333</text:p>
          </table:table-cell>
          <table:table-cell table:number-columns-repeated="5"/>
          <table:table-cell office:value-type="string">
            <text:p>K2</text:p>
          </table:table-cell>
          <table:table-cell office:value-type="float" office:value="0.5231">
            <text:p>0.5231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number-columns-repeated="17"/>
          <table:table-cell office:value-type="string">
            <text:p>K3</text:p>
          </table:table-cell>
          <table:table-cell office:value-type="float" office:value="0.3146">
            <text:p>0.3146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22:.L22]))*SUM([.C22:.L22])" office:value-type="float" office:value="0.000100000000000033">
            <text:p>0.0001</text:p>
          </table:table-cell>
          <table:table-cell table:number-columns-repeated="5"/>
          <table:table-cell table:style-name="ce11"/>
          <table:table-cell table:number-columns-repeated="1003"/>
        </table:table-row>
        <table:table-row table:style-name="ro2">
          <table:table-cell office:value-type="string">
            <text:p>3. obsluha</text:p>
          </table:table-cell>
          <table:table-cell office:value-type="float" office:value="1">
            <text:p>1</text:p>
          </table:table-cell>
          <table:table-cell office:value-type="float" office:value="2.2138">
            <text:p>2.2138</text:p>
          </table:table-cell>
          <table:table-cell office:value-type="float" office:value="2.1964">
            <text:p>2.1964</text:p>
          </table:table-cell>
          <table:table-cell office:value-type="float" office:value="2.1948">
            <text:p>2.1948</text:p>
          </table:table-cell>
          <table:table-cell office:value-type="float" office:value="2.1923">
            <text:p>2.1923</text:p>
          </table:table-cell>
          <table:table-cell table:style-name="ce8" office:value-type="float" office:value="2.191">
            <text:p>2.1910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4">
            <text:p>2.1944</text:p>
          </table:table-cell>
          <table:table-cell office:value-type="float" office:value="2.1895">
            <text:p>2.1895</text:p>
          </table:table-cell>
          <table:table-cell office:value-type="float" office:value="2.1904">
            <text:p>2.1904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23:.L23])" office:value-type="float" office:value="2.19443666666667">
            <text:p>2.1944366667</text:p>
          </table:table-cell>
          <table:table-cell table:number-columns-repeated="2"/>
          <table:table-cell office:value-type="string">
            <text:p>R''</text:p>
          </table:table-cell>
          <table:table-cell table:formula="of:=AVERAGE([.O4];[.O11];[.O18])" office:value-type="float" office:value="0.0121633333333333">
            <text:p>0.0121633333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office:value-type="string">
            <text:p>bez přípravku</text:p>
          </table:table-cell>
          <table:table-cell office:value-type="float" office:value="2">
            <text:p>2</text:p>
          </table:table-cell>
          <table:table-cell office:value-type="float" office:value="2.2138">
            <text:p>2.2138</text:p>
          </table:table-cell>
          <table:table-cell office:value-type="float" office:value="2.1964">
            <text:p>2.1964</text:p>
          </table:table-cell>
          <table:table-cell office:value-type="float" office:value="2.1947">
            <text:p>2.1947</text:p>
          </table:table-cell>
          <table:table-cell office:value-type="float" office:value="2.1924">
            <text:p>2.1924</text:p>
          </table:table-cell>
          <table:table-cell table:style-name="ce8" office:value-type="float" office:value="2.191">
            <text:p>2.1910</text:p>
          </table:table-cell>
          <table:table-cell office:value-type="float" office:value="2.1915">
            <text:p>2.1915</text:p>
          </table:table-cell>
          <table:table-cell office:value-type="float" office:value="2.1903">
            <text:p>2.1903</text:p>
          </table:table-cell>
          <table:table-cell office:value-type="float" office:value="2.1943">
            <text:p>2.1943</text:p>
          </table:table-cell>
          <table:table-cell office:value-type="float" office:value="2.1894">
            <text:p>2.1894</text:p>
          </table:table-cell>
          <table:table-cell office:value-type="float" office:value="2.1904">
            <text:p>2.1904</text:p>
          </table:table-cell>
          <table:table-cell table:number-columns-repeated="2"/>
          <table:table-cell table:style-name="ce6"/>
          <table:table-cell table:number-columns-repeated="2"/>
          <table:table-cell office:value-type="string">
            <text:p>X''</text:p>
          </table:table-cell>
          <table:table-cell table:formula="of:=AVERAGE([.O5];[.O12];[.O19])" office:value-type="float" office:value="2.15744777777778">
            <text:p>2.1574477778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.2138">
            <text:p>2.2138</text:p>
          </table:table-cell>
          <table:table-cell office:value-type="float" office:value="2.1963">
            <text:p>2.1963</text:p>
          </table:table-cell>
          <table:table-cell office:value-type="float" office:value="2.1949">
            <text:p>2.1949</text:p>
          </table:table-cell>
          <table:table-cell office:value-type="float" office:value="2.1924">
            <text:p>2.1924</text:p>
          </table:table-cell>
          <table:table-cell table:style-name="ce8" office:value-type="float" office:value="2.1911">
            <text:p>2.1911</text:p>
          </table:table-cell>
          <table:table-cell office:value-type="float" office:value="2.1915">
            <text:p>2.1915</text:p>
          </table:table-cell>
          <table:table-cell office:value-type="float" office:value="2.1904">
            <text:p>2.1904</text:p>
          </table:table-cell>
          <table:table-cell office:value-type="float" office:value="2.1944">
            <text:p>2.1944</text:p>
          </table:table-cell>
          <table:table-cell office:value-type="float" office:value="2.1895">
            <text:p>2.1895</text:p>
          </table:table-cell>
          <table:table-cell office:value-type="float" office:value="2.1904">
            <text:p>2.1904</text:p>
          </table:table-cell>
          <table:table-cell table:number-columns-repeated="5"/>
          <table:table-cell office:value-type="string">
            <text:p>Rk</text:p>
          </table:table-cell>
          <table:table-cell table:formula="of:=MAX([.O5];[.O12];[.O19])-MIN([.O5];[.O12];[.O19])" office:value-type="float" office:value="0.11118">
            <text:p>0.11118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19:.C21])-MIN([.C19:.C21]))" office:value-type="float" office:value="0">
            <text:p>0</text:p>
          </table:table-cell>
          <table:table-cell table:formula="of:=ABS(MAX([.D19:.D21])-MIN([.D19:.D21]))" office:value-type="float" office:value="0.000100000000000211">
            <text:p>0.0001</text:p>
          </table:table-cell>
          <table:table-cell table:formula="of:=ABS(MAX([.E19:.E21])-MIN([.E19:.E21]))" office:value-type="float" office:value="0.000199999999999978">
            <text:p>0.0002</text:p>
          </table:table-cell>
          <table:table-cell table:formula="of:=ABS(MAX([.F19:.F21])-MIN([.F19:.F21]))" office:value-type="float" office:value="0.000100000000000211">
            <text:p>0.0001</text:p>
          </table:table-cell>
          <table:table-cell table:formula="of:=ABS(MAX([.G19:.G21])-MIN([.G19:.G21]))" office:value-type="float" office:value="0.000100000000000211">
            <text:p>0.0001</text:p>
          </table:table-cell>
          <table:table-cell table:formula="of:=ABS(MAX([.H19:.H21])-MIN([.H19:.H21]))" office:value-type="float" office:value="0.000100000000000211">
            <text:p>0.0001</text:p>
          </table:table-cell>
          <table:table-cell table:formula="of:=ABS(MAX([.I19:.I21])-MIN([.I19:.I21]))" office:value-type="float" office:value="0.000199999999999978">
            <text:p>0.0002</text:p>
          </table:table-cell>
          <table:table-cell table:formula="of:=ABS(MAX([.J19:.J21])-MIN([.J19:.J21]))" office:value-type="float" office:value="0.0000999999999997669">
            <text:p>0.0001</text:p>
          </table:table-cell>
          <table:table-cell table:formula="of:=ABS(MAX([.K19:.K21])-MIN([.K19:.K21]))" office:value-type="float" office:value="0.0000999999999997669">
            <text:p>0.0001</text:p>
          </table:table-cell>
          <table:table-cell table:formula="of:=ABS(MAX([.L19:.L21])-MIN([.L19:.L21]))" office:value-type="float" office:value="0">
            <text:p>0</text:p>
          </table:table-cell>
          <table:table-cell table:number-columns-repeated="5"/>
          <table:table-cell office:value-type="string">
            <text:p>Ri</text:p>
          </table:table-cell>
          <table:table-cell table:formula="of:=MAX([.C25:.L25])-MIN([.C25:.L25])" office:value-type="float" office:value="0.0189222222222227">
            <text:p>0.0189222222</text:p>
          </table:table-cell>
          <table:table-cell/>
          <table:table-cell table:style-name="ce11"/>
          <table:table-cell table:number-columns-repeated="1003"/>
        </table:table-row>
        <table:table-row table:style-name="ro2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19:.C21])" office:value-type="float" office:value="2.2138">
            <text:p>2.2138</text:p>
          </table:table-cell>
          <table:table-cell table:formula="of:=AVERAGE([.D19:.D21])" office:value-type="float" office:value="2.19636666666667">
            <text:p>2.1963666667</text:p>
          </table:table-cell>
          <table:table-cell table:formula="of:=AVERAGE([.E19:.E21])" office:value-type="float" office:value="2.1948">
            <text:p>2.1948</text:p>
          </table:table-cell>
          <table:table-cell table:formula="of:=AVERAGE([.F19:.F21])" office:value-type="float" office:value="2.19236666666667">
            <text:p>2.1923666667</text:p>
          </table:table-cell>
          <table:table-cell table:formula="of:=AVERAGE([.G19:.G21])" office:value-type="float" office:value="2.19103333333333">
            <text:p>2.1910333333</text:p>
          </table:table-cell>
          <table:table-cell table:formula="of:=AVERAGE([.H19:.H21])" office:value-type="float" office:value="2.19146666666667">
            <text:p>2.1914666667</text:p>
          </table:table-cell>
          <table:table-cell table:formula="of:=AVERAGE([.I19:.I21])" office:value-type="float" office:value="2.1903">
            <text:p>2.1903</text:p>
          </table:table-cell>
          <table:table-cell table:formula="of:=AVERAGE([.J19:.J21])" office:value-type="float" office:value="2.19436666666667">
            <text:p>2.1943666667</text:p>
          </table:table-cell>
          <table:table-cell table:formula="of:=AVERAGE([.K19:.K21])" office:value-type="float" office:value="2.18946666666667">
            <text:p>2.1894666667</text:p>
          </table:table-cell>
          <table:table-cell table:formula="of:=AVERAGE([.L19:.L21])" office:value-type="float" office:value="2.1904">
            <text:p>2.1904</text:p>
          </table:table-cell>
          <table:table-cell table:number-columns-repeated="101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Xi</text:p>
          </table:table-cell>
          <table:table-cell table:formula="of:=AVERAGE([.C9];[.C16];[.C23])" office:value-type="float" office:value="2.16874444444444">
            <text:p>2.1687444444</text:p>
          </table:table-cell>
          <table:table-cell table:formula="of:=AVERAGE([.D9];[.D16];[.D23])" office:value-type="float" office:value="2.16374444444444">
            <text:p>2.1637444444</text:p>
          </table:table-cell>
          <table:table-cell table:formula="of:=AVERAGE([.E9];[.E16];[.E23])" office:value-type="float" office:value="2.14988888888889">
            <text:p>2.1498888889</text:p>
          </table:table-cell>
          <table:table-cell table:formula="of:=AVERAGE([.F9];[.F16];[.F23])" office:value-type="float" office:value="2.15681111111111">
            <text:p>2.1568111111</text:p>
          </table:table-cell>
          <table:table-cell table:formula="of:=AVERAGE([.G9];[.G16];[.G23])" office:value-type="float" office:value="2.14982222222222">
            <text:p>2.1498222222</text:p>
          </table:table-cell>
          <table:table-cell table:formula="of:=AVERAGE([.H9];[.H16];[.H23])" office:value-type="float" office:value="2.15824444444444">
            <text:p>2.1582444444</text:p>
          </table:table-cell>
          <table:table-cell table:formula="of:=AVERAGE([.I9];[.I16];[.I23])" office:value-type="float" office:value="2.15706666666667">
            <text:p>2.1570666667</text:p>
          </table:table-cell>
          <table:table-cell table:formula="of:=AVERAGE([.J9];[.J16];[.J23])" office:value-type="float" office:value="2.15911111111111">
            <text:p>2.1591111111</text:p>
          </table:table-cell>
          <table:table-cell table:formula="of:=AVERAGE([.K9];[.K16];[.K23])" office:value-type="float" office:value="2.15582222222222">
            <text:p>2.1558222222</text:p>
          </table:table-cell>
          <table:table-cell table:formula="of:=AVERAGE([.L9];[.L16];[.L23])" office:value-type="float" office:value="2.15522222222222">
            <text:p>2.1552222222</text:p>
          </table:table-cell>
          <table:table-cell table:number-columns-repeated="101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" table:number-columns-repeated="2"/>
          <table:table-cell table:style-name="ce4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33:.L33]))*SUM([.C33:.L33])" office:value-type="float" office:value="0.0000199999999999978">
            <text:p>0.00002</text:p>
          </table:table-cell>
          <table:table-cell table:number-columns-repeated="2"/>
          <table:table-cell office:value-type="string" table:number-columns-spanned="2" table:number-rows-spanned="1">
            <text:p>Opakovatelnost EV</text:p>
          </table:table-cell>
          <table:covered-table-cell/>
          <table:table-cell table:formula="of:=[.S40]*[.S44]" office:value-type="float" office:value="0.0000256013333333349">
            <text:p>2.56013333333349E-005</text:p>
          </table:table-cell>
          <table:table-cell/>
          <table:table-cell office:value-type="string">
            <text:p>Odhad odporu</text:p>
          </table:table-cell>
          <table:table-cell table:formula="of:=AVERAGE([.G30:.G32];[.G37:.G39];[.G44:.G46])" office:value-type="float" office:value="2.19086666666667">
            <text:p>2.1908666667</text:p>
          </table:table-cell>
          <table:table-cell table:number-columns-repeated="1001"/>
        </table:table-row>
        <table:table-row table:style-name="ro2">
          <table:table-cell office:value-type="string">
            <text:p>1. obsluha</text:p>
          </table:table-cell>
          <table:table-cell office:value-type="float" office:value="1">
            <text:p>1</text:p>
          </table:table-cell>
          <table:table-cell table:style-name="ce5" office:value-type="float" office:value="2.214">
            <text:p>2.2140</text:p>
          </table:table-cell>
          <table:table-cell office:value-type="float" office:value="2.1962">
            <text:p>2.1962</text:p>
          </table:table-cell>
          <table:table-cell office:value-type="float" office:value="2.1946">
            <text:p>2.1946</text:p>
          </table:table-cell>
          <table:table-cell office:value-type="float" office:value="2.1921">
            <text:p>2.1921</text:p>
          </table:table-cell>
          <table:table-cell office:value-type="float" office:value="2.1908">
            <text:p>2.1908</text:p>
          </table:table-cell>
          <table:table-cell office:value-type="float" office:value="2.1914">
            <text:p>2.1914</text:p>
          </table:table-cell>
          <table:table-cell office:value-type="float" office:value="2.1901">
            <text:p>2.1901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34:.L34])" office:value-type="float" office:value="2.19431666666667">
            <text:p>2.1943166667</text:p>
          </table:table-cell>
          <table:table-cell table:number-columns-repeated="2"/>
          <table:table-cell office:value-type="string" table:number-columns-spanned="2" table:number-rows-spanned="1">
            <text:p>Reprodukovatelnost AV</text:p>
          </table:table-cell>
          <table:covered-table-cell/>
          <table:table-cell table:formula="of:=SQRT(([.S41]*[.S46])^2-([.T29]^2/(10*3)))" office:value-type="float" office:value="0.0000345586713987324">
            <text:p>3.45586713987324E-005</text:p>
          </table:table-cell>
          <table:table-cell/>
          <table:table-cell office:value-type="string">
            <text:p>Korekční koef.</text:p>
          </table:table-cell>
          <table:table-cell office:value-type="float" office:value="1.2">
            <text:p>1.2</text:p>
          </table:table-cell>
          <table:table-cell table:number-columns-repeated="1001"/>
        </table:table-row>
        <table:table-row table:style-name="ro2">
          <table:table-cell office:value-type="string">
            <text:p>s přípravkem</text:p>
          </table:table-cell>
          <table:table-cell office:value-type="float" office:value="2">
            <text:p>2</text:p>
          </table:table-cell>
          <table:table-cell table:style-name="ce5" office:value-type="float" office:value="2.214">
            <text:p>2.2140</text:p>
          </table:table-cell>
          <table:table-cell office:value-type="float" office:value="2.1962">
            <text:p>2.1962</text:p>
          </table:table-cell>
          <table:table-cell office:value-type="float" office:value="2.1946">
            <text:p>2.1946</text:p>
          </table:table-cell>
          <table:table-cell office:value-type="float" office:value="2.1922">
            <text:p>2.1922</text:p>
          </table:table-cell>
          <table:table-cell office:value-type="float" office:value="2.1908">
            <text:p>2.1908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 table:number-columns-repeated="5"/>
          <table:table-cell table:style-name="ce6" office:value-type="string" table:number-columns-spanned="2" table:number-rows-spanned="1">
            <text:p>GRR</text:p>
          </table:table-cell>
          <table:covered-table-cell table:style-name="ce6"/>
          <table:table-cell table:formula="of:=SQRT([.T29]^2+[.T30]^2)" office:value-type="float" office:value="0.0000430084879679591">
            <text:p>4.30084879679591E-005</text:p>
          </table:table-cell>
          <table:table-cell/>
          <table:table-cell office:value-type="string">
            <text:p>dZ1max</text:p>
          </table:table-cell>
          <table:table-cell table:formula="of:=([.W29]/1000)+(3*0.0001)" office:value-type="float" office:value="0.00249086666666667">
            <text:p>0.0024908667</text:p>
          </table:table-cell>
          <table:table-cell office:value-type="string">
            <text:p>(přístroj)</text:p>
          </table:table-cell>
          <table:table-cell table:number-columns-repeated="100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5" office:value-type="float" office:value="2.214">
            <text:p>2.2140</text:p>
          </table:table-cell>
          <table:table-cell office:value-type="float" office:value="2.1962">
            <text:p>2.1962</text:p>
          </table:table-cell>
          <table:table-cell office:value-type="float" office:value="2.1946">
            <text:p>2.1946</text:p>
          </table:table-cell>
          <table:table-cell office:value-type="float" office:value="2.1921">
            <text:p>2.1921</text:p>
          </table:table-cell>
          <table:table-cell office:value-type="float" office:value="2.1908">
            <text:p>2.1908</text:p>
          </table:table-cell>
          <table:table-cell office:value-type="float" office:value="2.1914">
            <text:p>2.1914</text:p>
          </table:table-cell>
          <table:table-cell office:value-type="float" office:value="2.1901">
            <text:p>2.1901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 table:number-columns-repeated="5"/>
          <table:table-cell table:style-name="ce6" office:value-type="string" table:number-columns-spanned="2" table:number-rows-spanned="1">
            <text:p>Variabilita mezi vzorky PV</text:p>
          </table:table-cell>
          <table:covered-table-cell table:style-name="ce6"/>
          <table:table-cell table:formula="of:=[.S42]*[.S47]" office:value-type="float" office:value="0.0077636288888889">
            <text:p>0.0077636289</text:p>
          </table:table-cell>
          <table:table-cell/>
          <table:table-cell office:value-type="string">
            <text:p>kapa1</text:p>
          </table:table-cell>
          <table:table-cell table:formula="of:=SQRT(3)" office:value-type="float" office:value="1.73205080756888">
            <text:p>1.7320508076</text:p>
          </table:table-cell>
          <table:table-cell table:number-columns-repeated="1001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30:.C32])-MIN([.C30:.C32]))" office:value-type="float" office:value="0">
            <text:p>0</text:p>
          </table:table-cell>
          <table:table-cell table:formula="of:=ABS(MAX([.D30:.D32])-MIN([.D30:.D32]))" office:value-type="float" office:value="0">
            <text:p>0</text:p>
          </table:table-cell>
          <table:table-cell table:formula="of:=ABS(MAX([.E30:.E32])-MIN([.E30:.E32]))" office:value-type="float" office:value="0">
            <text:p>0</text:p>
          </table:table-cell>
          <table:table-cell table:formula="of:=ABS(MAX([.F30:.F32])-MIN([.F30:.F32]))" office:value-type="float" office:value="0.000100000000000211">
            <text:p>0.0001</text:p>
          </table:table-cell>
          <table:table-cell table:formula="of:=ABS(MAX([.G30:.G32])-MIN([.G30:.G32]))" office:value-type="float" office:value="0">
            <text:p>0</text:p>
          </table:table-cell>
          <table:table-cell table:formula="of:=ABS(MAX([.H30:.H32])-MIN([.H30:.H32]))" office:value-type="float" office:value="0">
            <text:p>0</text:p>
          </table:table-cell>
          <table:table-cell table:formula="of:=ABS(MAX([.I30:.I32])-MIN([.I30:.I32]))" office:value-type="float" office:value="0.0000999999999997669">
            <text:p>0.0001</text:p>
          </table:table-cell>
          <table:table-cell table:formula="of:=ABS(MAX([.J30:.J32])-MIN([.J30:.J32]))" office:value-type="float" office:value="0">
            <text:p>0</text:p>
          </table:table-cell>
          <table:table-cell table:formula="of:=ABS(MAX([.K30:.K32])-MIN([.K30:.K32]))" office:value-type="float" office:value="0">
            <text:p>0</text:p>
          </table:table-cell>
          <table:table-cell table:formula="of:=ABS(MAX([.L30:.L32])-MIN([.L30:.L32]))" office:value-type="float" office:value="0">
            <text:p>0</text:p>
          </table:table-cell>
          <table:table-cell table:number-columns-repeated="5"/>
          <table:table-cell table:style-name="ce6" office:value-type="string" table:number-columns-spanned="2" table:number-rows-spanned="1">
            <text:p>Celková variabilita TV</text:p>
          </table:table-cell>
          <table:covered-table-cell table:style-name="ce6"/>
          <table:table-cell table:formula="of:=SQRT([.T29]^2+[.T30]^2+[.T32]^2)" office:value-type="float" office:value="0.00776374801590234">
            <text:p>0.007763748</text:p>
          </table:table-cell>
          <table:table-cell/>
          <table:table-cell table:style-name="Default" office:value-type="string">
            <text:p>uB1</text:p>
          </table:table-cell>
          <table:table-cell table:style-name="Default" table:formula="of:=[.W31]/[.W32]" office:value-type="float" office:value="0.00143810254051547">
            <text:p>0.0014381025</text:p>
          </table:table-cell>
          <table:table-cell table:number-columns-repeated="1001"/>
        </table:table-row>
        <table:table-row table:style-name="ro4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30:.C32])" office:value-type="float" office:value="2.214">
            <text:p>2.214</text:p>
          </table:table-cell>
          <table:table-cell table:formula="of:=AVERAGE([.D30:.D32])" office:value-type="float" office:value="2.1962">
            <text:p>2.1962</text:p>
          </table:table-cell>
          <table:table-cell table:formula="of:=AVERAGE([.E30:.E32])" office:value-type="float" office:value="2.1946">
            <text:p>2.1946</text:p>
          </table:table-cell>
          <table:table-cell table:formula="of:=AVERAGE([.F30:.F32])" office:value-type="float" office:value="2.19213333333333">
            <text:p>2.1921333333</text:p>
          </table:table-cell>
          <table:table-cell table:formula="of:=AVERAGE([.G30:.G32])" office:value-type="float" office:value="2.1908">
            <text:p>2.1908</text:p>
          </table:table-cell>
          <table:table-cell table:formula="of:=AVERAGE([.H30:.H32])" office:value-type="float" office:value="2.1914">
            <text:p>2.1914</text:p>
          </table:table-cell>
          <table:table-cell table:formula="of:=AVERAGE([.I30:.I32])" office:value-type="float" office:value="2.19013333333333">
            <text:p>2.1901333333</text:p>
          </table:table-cell>
          <table:table-cell table:formula="of:=AVERAGE([.J30:.J32])" office:value-type="float" office:value="2.1943">
            <text:p>2.1943</text:p>
          </table:table-cell>
          <table:table-cell table:formula="of:=AVERAGE([.K30:.K32])" office:value-type="float" office:value="2.1893">
            <text:p>2.1893</text:p>
          </table:table-cell>
          <table:table-cell table:formula="of:=AVERAGE([.L30:.L32])" office:value-type="float" office:value="2.1903">
            <text:p>2.1903</text:p>
          </table:table-cell>
          <table:table-cell table:number-columns-repeated="5"/>
          <table:table-cell table:style-name="ce6" office:value-type="string" table:number-columns-spanned="2" table:number-rows-spanned="1">
            <text:p>GRR [%]</text:p>
          </table:table-cell>
          <table:covered-table-cell table:style-name="ce6"/>
          <table:table-cell table:style-name="ce10" table:formula="of:=([.T31]/[.T33])*100" office:value-type="float" office:value="0.553965531594607">
            <text:p>0.5539655316</text:p>
          </table:table-cell>
          <table:table-cell/>
          <table:table-cell office:value-type="string">
            <text:p>dZ2max</text:p>
          </table:table-cell>
          <table:table-cell office:value-type="float" office:value="0.01">
            <text:p>0.01</text:p>
          </table:table-cell>
          <table:table-cell office:value-type="string">
            <text:p>(obsluha)</text:p>
          </table:table-cell>
          <table:table-cell table:number-columns-repeated="1000"/>
        </table:table-row>
        <table:table-row table:style-name="ro2">
          <table:table-cell table:number-columns-repeated="17"/>
          <table:table-cell office:value-type="string" table:number-columns-spanned="2" table:number-rows-spanned="1">
            <text:p>Nejistota A</text:p>
          </table:table-cell>
          <table:covered-table-cell/>
          <table:table-cell table:formula="of:=SQRT((1/72)*SUMSQ([.G30]-[.W29];[.G31]-[.W29];[.G32]-[.W29];[.G37]-[.W29];[.G38]-[.W29];[.G39]-[.W29];[.G44]-[.W29];[.G45]-[.W29];[.G46]-[.W29]))*[.W30]" office:value-type="float" office:value="0.0000282842712474797">
            <text:p>2.82842712474797E-005</text:p>
          </table:table-cell>
          <table:table-cell/>
          <table:table-cell office:value-type="string">
            <text:p>kapa2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40:.L40]))*SUM([.C40:.L40])" office:value-type="float" office:value="0.0000600000000000378">
            <text:p>0.00006</text:p>
          </table:table-cell>
          <table:table-cell table:number-columns-repeated="2"/>
          <table:table-cell office:value-type="string" table:number-columns-spanned="2" table:number-rows-spanned="1">
            <text:p>Nejistota B</text:p>
          </table:table-cell>
          <table:covered-table-cell table:style-name="ce6"/>
          <table:table-cell office:value-type="string">
            <text:p>viz uB1 a uB2</text:p>
          </table:table-cell>
          <table:table-cell/>
          <table:table-cell office:value-type="string">
            <text:p>uB2</text:p>
          </table:table-cell>
          <table:table-cell table:formula="of:=[.W34]/[.W35]" office:value-type="float" office:value="0.005">
            <text:p>0.005</text:p>
          </table:table-cell>
          <table:table-cell table:number-columns-repeated="1001"/>
        </table:table-row>
        <table:table-row table:style-name="ro2">
          <table:table-cell office:value-type="string">
            <text:p>2. obsluha</text:p>
          </table:table-cell>
          <table:table-cell office:value-type="float" office:value="1">
            <text:p>1</text:p>
          </table:table-cell>
          <table:table-cell table:style-name="ce5" office:value-type="float" office:value="2.214">
            <text:p>2.2140</text:p>
          </table:table-cell>
          <table:table-cell office:value-type="float" office:value="2.1962">
            <text:p>2.1962</text:p>
          </table:table-cell>
          <table:table-cell office:value-type="float" office:value="2.1946">
            <text:p>2.1946</text:p>
          </table:table-cell>
          <table:table-cell office:value-type="float" office:value="2.1922">
            <text:p>2.1922</text:p>
          </table:table-cell>
          <table:table-cell office:value-type="float" office:value="2.1908">
            <text:p>2.1908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41:.L41])" office:value-type="float" office:value="2.19434">
            <text:p>2.19434</text:p>
          </table:table-cell>
          <table:table-cell table:number-columns-repeated="2"/>
          <table:table-cell office:value-type="string" table:number-columns-spanned="2" table:number-rows-spanned="1">
            <text:p>Celková nejistota</text:p>
          </table:table-cell>
          <table:covered-table-cell table:style-name="ce6"/>
          <table:table-cell table:formula="of:=SQRT([.T35]^2+[.W37]^2)" office:value-type="float" office:value="0.00520278184407506">
            <text:p>0.0052027818</text:p>
          </table:table-cell>
          <table:table-cell/>
          <table:table-cell office:value-type="string">
            <text:p>celkem uB</text:p>
          </table:table-cell>
          <table:table-cell table:style-name="ce12" table:formula="of:=SQRT([.W33]^2+[.W36]^2)" office:value-type="float" office:value="0.00520270496155962">
            <text:p>0.005202705</text:p>
          </table:table-cell>
          <table:table-cell table:number-columns-repeated="1001"/>
        </table:table-row>
        <table:table-row table:style-name="ro2">
          <table:table-cell office:value-type="string">
            <text:p>s přípravkem</text:p>
          </table:table-cell>
          <table:table-cell office:value-type="float" office:value="2">
            <text:p>2</text:p>
          </table:table-cell>
          <table:table-cell table:style-name="ce5" office:value-type="float" office:value="2.214">
            <text:p>2.2140</text:p>
          </table:table-cell>
          <table:table-cell office:value-type="float" office:value="2.1962">
            <text:p>2.1962</text:p>
          </table:table-cell>
          <table:table-cell office:value-type="float" office:value="2.1946">
            <text:p>2.1946</text:p>
          </table:table-cell>
          <table:table-cell office:value-type="float" office:value="2.1921">
            <text:p>2.1921</text:p>
          </table:table-cell>
          <table:table-cell table:style-name="ce8" office:value-type="float" office:value="2.191">
            <text:p>2.1910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2">
            <text:p>2.1942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 table:number-columns-repeated="5"/>
          <table:table-cell office:value-type="string" table:number-columns-spanned="2" table:number-rows-spanned="1">
            <text:p>Rozšířená nejistota</text:p>
          </table:table-cell>
          <table:covered-table-cell table:style-name="ce6"/>
          <table:table-cell table:formula="of:=2*[.T37]" office:value-type="float" office:value="0.0104055636881501">
            <text:p>0.0104055637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5" office:value-type="float" office:value="2.214">
            <text:p>2.2140</text:p>
          </table:table-cell>
          <table:table-cell office:value-type="float" office:value="2.1963">
            <text:p>2.1963</text:p>
          </table:table-cell>
          <table:table-cell office:value-type="float" office:value="2.1947">
            <text:p>2.1947</text:p>
          </table:table-cell>
          <table:table-cell office:value-type="float" office:value="2.1922">
            <text:p>2.1922</text:p>
          </table:table-cell>
          <table:table-cell office:value-type="float" office:value="2.1909">
            <text:p>2.1909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 table:number-columns-repeated="1012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37:.C39])-MIN([.C37:.C39]))" office:value-type="float" office:value="0">
            <text:p>0</text:p>
          </table:table-cell>
          <table:table-cell table:formula="of:=ABS(MAX([.D37:.D39])-MIN([.D37:.D39]))" office:value-type="float" office:value="0.0000999999999997669">
            <text:p>0.0001</text:p>
          </table:table-cell>
          <table:table-cell table:formula="of:=ABS(MAX([.E37:.E39])-MIN([.E37:.E39]))" office:value-type="float" office:value="0.000100000000000211">
            <text:p>0.0001</text:p>
          </table:table-cell>
          <table:table-cell table:formula="of:=ABS(MAX([.F37:.F39])-MIN([.F37:.F39]))" office:value-type="float" office:value="0.000100000000000211">
            <text:p>0.0001</text:p>
          </table:table-cell>
          <table:table-cell table:formula="of:=ABS(MAX([.G37:.G39])-MIN([.G37:.G39]))" office:value-type="float" office:value="0.000199999999999978">
            <text:p>0.0002</text:p>
          </table:table-cell>
          <table:table-cell table:formula="of:=ABS(MAX([.H37:.H39])-MIN([.H37:.H39]))" office:value-type="float" office:value="0">
            <text:p>0</text:p>
          </table:table-cell>
          <table:table-cell table:formula="of:=ABS(MAX([.I37:.I39])-MIN([.I37:.I39]))" office:value-type="float" office:value="0">
            <text:p>0</text:p>
          </table:table-cell>
          <table:table-cell table:formula="of:=ABS(MAX([.J37:.J39])-MIN([.J37:.J39]))" office:value-type="float" office:value="0.000100000000000211">
            <text:p>0.0001</text:p>
          </table:table-cell>
          <table:table-cell table:formula="of:=ABS(MAX([.K37:.K39])-MIN([.K37:.K39]))" office:value-type="float" office:value="0">
            <text:p>0</text:p>
          </table:table-cell>
          <table:table-cell table:formula="of:=ABS(MAX([.L37:.L39])-MIN([.L37:.L39]))" office:value-type="float" office:value="0">
            <text:p>0</text:p>
          </table:table-cell>
          <table:table-cell table:number-columns-repeated="5"/>
          <table:table-cell office:value-type="string">
            <text:p>K1</text:p>
          </table:table-cell>
          <table:table-cell office:value-type="float" office:value="0.5908">
            <text:p>0.5908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37:.C39])" office:value-type="float" office:value="2.214">
            <text:p>2.214</text:p>
          </table:table-cell>
          <table:table-cell table:formula="of:=AVERAGE([.D37:.D39])" office:value-type="float" office:value="2.19623333333333">
            <text:p>2.1962333333</text:p>
          </table:table-cell>
          <table:table-cell table:formula="of:=AVERAGE([.E37:.E39])" office:value-type="float" office:value="2.19463333333333">
            <text:p>2.1946333333</text:p>
          </table:table-cell>
          <table:table-cell table:formula="of:=AVERAGE([.F37:.F39])" office:value-type="float" office:value="2.19216666666667">
            <text:p>2.1921666667</text:p>
          </table:table-cell>
          <table:table-cell table:formula="of:=AVERAGE([.G37:.G39])" office:value-type="float" office:value="2.1909">
            <text:p>2.1909</text:p>
          </table:table-cell>
          <table:table-cell table:formula="of:=AVERAGE([.H37:.H39])" office:value-type="float" office:value="2.1914">
            <text:p>2.1914</text:p>
          </table:table-cell>
          <table:table-cell table:formula="of:=AVERAGE([.I37:.I39])" office:value-type="float" office:value="2.1902">
            <text:p>2.1902</text:p>
          </table:table-cell>
          <table:table-cell table:formula="of:=AVERAGE([.J37:.J39])" office:value-type="float" office:value="2.19426666666667">
            <text:p>2.1942666667</text:p>
          </table:table-cell>
          <table:table-cell table:formula="of:=AVERAGE([.K37:.K39])" office:value-type="float" office:value="2.1893">
            <text:p>2.1893</text:p>
          </table:table-cell>
          <table:table-cell table:formula="of:=AVERAGE([.L37:.L39])" office:value-type="float" office:value="2.1903">
            <text:p>2.1903</text:p>
          </table:table-cell>
          <table:table-cell table:number-columns-repeated="5"/>
          <table:table-cell office:value-type="string">
            <text:p>K2</text:p>
          </table:table-cell>
          <table:table-cell office:value-type="float" office:value="0.5231">
            <text:p>0.5231</text:p>
          </table:table-cell>
          <table:table-cell table:number-columns-repeated="1005"/>
        </table:table-row>
        <table:table-row table:style-name="ro2">
          <table:table-cell table:number-columns-repeated="17"/>
          <table:table-cell office:value-type="string">
            <text:p>K3</text:p>
          </table:table-cell>
          <table:table-cell office:value-type="float" office:value="0.3146">
            <text:p>0.3146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6" office:value-type="string">
            <text:p>Rk'</text:p>
          </table:table-cell>
          <table:table-cell table:style-name="ce6" table:formula="of:=(1/COUNT([.C47:.L47]))*SUM([.C47:.L47])" office:value-type="float" office:value="0.0000499999999999723">
            <text:p>0.00005</text:p>
          </table:table-cell>
          <table:table-cell table:number-columns-repeated="1009"/>
        </table:table-row>
        <table:table-row table:style-name="ro2">
          <table:table-cell office:value-type="string">
            <text:p>3. obsluha</text:p>
          </table:table-cell>
          <table:table-cell office:value-type="float" office:value="1">
            <text:p>1</text:p>
          </table:table-cell>
          <table:table-cell table:style-name="ce5" office:value-type="float" office:value="2.214">
            <text:p>2.2140</text:p>
          </table:table-cell>
          <table:table-cell office:value-type="float" office:value="2.1963">
            <text:p>2.1963</text:p>
          </table:table-cell>
          <table:table-cell office:value-type="float" office:value="2.1947">
            <text:p>2.1947</text:p>
          </table:table-cell>
          <table:table-cell office:value-type="float" office:value="2.1922">
            <text:p>2.1922</text:p>
          </table:table-cell>
          <table:table-cell office:value-type="float" office:value="2.1909">
            <text:p>2.1909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3">
            <text:p>2.1943</text:p>
          </table:table-cell>
          <table:table-cell office:value-type="float" office:value="2.1893">
            <text:p>2.1893</text:p>
          </table:table-cell>
          <table:table-cell office:value-type="float" office:value="2.1903">
            <text:p>2.1903</text:p>
          </table:table-cell>
          <table:table-cell/>
          <table:table-cell table:style-name="ce6" office:value-type="string">
            <text:p>Xk'</text:p>
          </table:table-cell>
          <table:table-cell table:style-name="ce6" table:formula="of:=AVERAGE([.C48:.L48])" office:value-type="float" office:value="2.19438333333333">
            <text:p>2.1943833333</text:p>
          </table:table-cell>
          <table:table-cell table:number-columns-repeated="2"/>
          <table:table-cell office:value-type="string">
            <text:p>R''</text:p>
          </table:table-cell>
          <table:table-cell table:formula="of:=AVERAGE([.O29];[.O36];[.O43])" office:value-type="float" office:value="0.000043333333333336">
            <text:p>4.3333333333336E-005</text:p>
          </table:table-cell>
          <table:table-cell table:number-columns-repeated="1005"/>
        </table:table-row>
        <table:table-row table:style-name="ro2">
          <table:table-cell office:value-type="string">
            <text:p>s přípravkem</text:p>
          </table:table-cell>
          <table:table-cell office:value-type="float" office:value="2">
            <text:p>2</text:p>
          </table:table-cell>
          <table:table-cell table:style-name="ce5" office:value-type="float" office:value="2.214">
            <text:p>2.2140</text:p>
          </table:table-cell>
          <table:table-cell office:value-type="float" office:value="2.1963">
            <text:p>2.1963</text:p>
          </table:table-cell>
          <table:table-cell office:value-type="float" office:value="2.1947">
            <text:p>2.1947</text:p>
          </table:table-cell>
          <table:table-cell office:value-type="float" office:value="2.1922">
            <text:p>2.1922</text:p>
          </table:table-cell>
          <table:table-cell office:value-type="float" office:value="2.1909">
            <text:p>2.1909</text:p>
          </table:table-cell>
          <table:table-cell office:value-type="float" office:value="2.1914">
            <text:p>2.1914</text:p>
          </table:table-cell>
          <table:table-cell office:value-type="float" office:value="2.1902">
            <text:p>2.1902</text:p>
          </table:table-cell>
          <table:table-cell office:value-type="float" office:value="2.1944">
            <text:p>2.1944</text:p>
          </table:table-cell>
          <table:table-cell office:value-type="float" office:value="2.1894">
            <text:p>2.1894</text:p>
          </table:table-cell>
          <table:table-cell office:value-type="float" office:value="2.1903">
            <text:p>2.1903</text:p>
          </table:table-cell>
          <table:table-cell table:number-columns-repeated="5"/>
          <table:table-cell office:value-type="string">
            <text:p>X''</text:p>
          </table:table-cell>
          <table:table-cell table:formula="of:=AVERAGE([.O30];[.O37];[.O44])" office:value-type="float" office:value="2.19434666666667">
            <text:p>2.1943466667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5" office:value-type="float" office:value="2.214">
            <text:p>2.2140</text:p>
          </table:table-cell>
          <table:table-cell office:value-type="float" office:value="2.1963">
            <text:p>2.1963</text:p>
          </table:table-cell>
          <table:table-cell office:value-type="float" office:value="2.1947">
            <text:p>2.1947</text:p>
          </table:table-cell>
          <table:table-cell office:value-type="float" office:value="2.1923">
            <text:p>2.1923</text:p>
          </table:table-cell>
          <table:table-cell office:value-type="float" office:value="2.1909">
            <text:p>2.1909</text:p>
          </table:table-cell>
          <table:table-cell office:value-type="float" office:value="2.1915">
            <text:p>2.1915</text:p>
          </table:table-cell>
          <table:table-cell office:value-type="float" office:value="2.1902">
            <text:p>2.1902</text:p>
          </table:table-cell>
          <table:table-cell office:value-type="float" office:value="2.1944">
            <text:p>2.1944</text:p>
          </table:table-cell>
          <table:table-cell office:value-type="float" office:value="2.1894">
            <text:p>2.1894</text:p>
          </table:table-cell>
          <table:table-cell office:value-type="float" office:value="2.1904">
            <text:p>2.1904</text:p>
          </table:table-cell>
          <table:table-cell table:number-columns-repeated="5"/>
          <table:table-cell office:value-type="string">
            <text:p>Rk</text:p>
          </table:table-cell>
          <table:table-cell table:formula="of:=MAX([.O30];[.O37];[.O44])-MIN([.O30];[.O37];[.O44])" office:value-type="float" office:value="0.0000666666666671034">
            <text:p>6.66666666671034E-005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2" table:number-rows-spanned="1">
            <text:p>Rik</text:p>
          </table:table-cell>
          <table:covered-table-cell table:style-name="ce2"/>
          <table:table-cell table:formula="of:=ABS(MAX([.C44:.C46])-MIN([.C44:.C46]))" office:value-type="float" office:value="0">
            <text:p>0</text:p>
          </table:table-cell>
          <table:table-cell table:formula="of:=ABS(MAX([.D44:.D46])-MIN([.D44:.D46]))" office:value-type="float" office:value="0">
            <text:p>0</text:p>
          </table:table-cell>
          <table:table-cell table:formula="of:=ABS(MAX([.E44:.E46])-MIN([.E44:.E46]))" office:value-type="float" office:value="0">
            <text:p>0</text:p>
          </table:table-cell>
          <table:table-cell table:formula="of:=ABS(MAX([.F44:.F46])-MIN([.F44:.F46]))" office:value-type="float" office:value="0.0000999999999997669">
            <text:p>0.0001</text:p>
          </table:table-cell>
          <table:table-cell table:formula="of:=ABS(MAX([.G44:.G46])-MIN([.G44:.G46]))" office:value-type="float" office:value="0">
            <text:p>0</text:p>
          </table:table-cell>
          <table:table-cell table:formula="of:=ABS(MAX([.H44:.H46])-MIN([.H44:.H46]))" office:value-type="float" office:value="0.000100000000000211">
            <text:p>0.0001</text:p>
          </table:table-cell>
          <table:table-cell table:formula="of:=ABS(MAX([.I44:.I46])-MIN([.I44:.I46]))" office:value-type="float" office:value="0">
            <text:p>0</text:p>
          </table:table-cell>
          <table:table-cell table:formula="of:=ABS(MAX([.J44:.J46])-MIN([.J44:.J46]))" office:value-type="float" office:value="0.0000999999999997669">
            <text:p>0.0001</text:p>
          </table:table-cell>
          <table:table-cell table:formula="of:=ABS(MAX([.K44:.K46])-MIN([.K44:.K46]))" office:value-type="float" office:value="0.000100000000000211">
            <text:p>0.0001</text:p>
          </table:table-cell>
          <table:table-cell table:formula="of:=ABS(MAX([.L44:.L46])-MIN([.L44:.L46]))" office:value-type="float" office:value="0.0000999999999997669">
            <text:p>0.0001</text:p>
          </table:table-cell>
          <table:table-cell table:number-columns-repeated="5"/>
          <table:table-cell office:value-type="string">
            <text:p>Ri</text:p>
          </table:table-cell>
          <table:table-cell table:formula="of:=MAX([.C50:.L50])-MIN([.C50:.L50])" office:value-type="float" office:value="0.0246777777777778">
            <text:p>0.0246777778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2" table:number-rows-spanned="1">
            <text:p>Xik</text:p>
          </table:table-cell>
          <table:covered-table-cell table:style-name="ce2"/>
          <table:table-cell table:formula="of:=AVERAGE([.C44:.C46])" office:value-type="float" office:value="2.214">
            <text:p>2.214</text:p>
          </table:table-cell>
          <table:table-cell table:formula="of:=AVERAGE([.D44:.D46])" office:value-type="float" office:value="2.1963">
            <text:p>2.1963</text:p>
          </table:table-cell>
          <table:table-cell table:formula="of:=AVERAGE([.E44:.E46])" office:value-type="float" office:value="2.1947">
            <text:p>2.1947</text:p>
          </table:table-cell>
          <table:table-cell table:formula="of:=AVERAGE([.F44:.F46])" office:value-type="float" office:value="2.19223333333333">
            <text:p>2.1922333333</text:p>
          </table:table-cell>
          <table:table-cell table:formula="of:=AVERAGE([.G44:.G46])" office:value-type="float" office:value="2.1909">
            <text:p>2.1909</text:p>
          </table:table-cell>
          <table:table-cell table:formula="of:=AVERAGE([.H44:.H46])" office:value-type="float" office:value="2.19143333333333">
            <text:p>2.1914333333</text:p>
          </table:table-cell>
          <table:table-cell table:formula="of:=AVERAGE([.I44:.I46])" office:value-type="float" office:value="2.1902">
            <text:p>2.1902</text:p>
          </table:table-cell>
          <table:table-cell table:formula="of:=AVERAGE([.J44:.J46])" office:value-type="float" office:value="2.19436666666667">
            <text:p>2.1943666667</text:p>
          </table:table-cell>
          <table:table-cell table:formula="of:=AVERAGE([.K44:.K46])" office:value-type="float" office:value="2.18936666666667">
            <text:p>2.1893666667</text:p>
          </table:table-cell>
          <table:table-cell table:formula="of:=AVERAGE([.L44:.L46])" office:value-type="float" office:value="2.19033333333333">
            <text:p>2.190333333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Xi</text:p>
          </table:table-cell>
          <table:table-cell table:formula="of:=AVERAGE([.C34];[.C41];[.C48])" office:value-type="float" office:value="2.214">
            <text:p>2.214</text:p>
          </table:table-cell>
          <table:table-cell table:formula="of:=AVERAGE([.D34];[.D41];[.D48])" office:value-type="float" office:value="2.19624444444444">
            <text:p>2.1962444444</text:p>
          </table:table-cell>
          <table:table-cell table:formula="of:=AVERAGE([.E34];[.E41];[.E48])" office:value-type="float" office:value="2.19464444444444">
            <text:p>2.1946444444</text:p>
          </table:table-cell>
          <table:table-cell table:formula="of:=AVERAGE([.F34];[.F41];[.F48])" office:value-type="float" office:value="2.19217777777778">
            <text:p>2.1921777778</text:p>
          </table:table-cell>
          <table:table-cell table:formula="of:=AVERAGE([.G34];[.G41];[.G48])" office:value-type="float" office:value="2.19086666666667">
            <text:p>2.1908666667</text:p>
          </table:table-cell>
          <table:table-cell table:formula="of:=AVERAGE([.H34];[.H41];[.H48])" office:value-type="float" office:value="2.19141111111111">
            <text:p>2.1914111111</text:p>
          </table:table-cell>
          <table:table-cell table:formula="of:=AVERAGE([.I34];[.I41];[.I48])" office:value-type="float" office:value="2.19017777777778">
            <text:p>2.1901777778</text:p>
          </table:table-cell>
          <table:table-cell table:formula="of:=AVERAGE([.J34];[.J41];[.J48])" office:value-type="float" office:value="2.19431111111111">
            <text:p>2.1943111111</text:p>
          </table:table-cell>
          <table:table-cell table:formula="of:=AVERAGE([.K34];[.K41];[.K48])" office:value-type="float" office:value="2.18932222222222">
            <text:p>2.1893222222</text:p>
          </table:table-cell>
          <table:table-cell table:formula="of:=AVERAGE([.L34];[.L41];[.L48])" office:value-type="float" office:value="2.19031111111111">
            <text:p>2.1903111111</text:p>
          </table:table-cell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style-name="ce9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3"/>
          <table:table-cell table:style-name="ce6" table:number-columns-repeated="3"/>
          <table:table-cell table:style-name="ce9"/>
          <table:table-cell/>
          <table:table-cell office:value-type="string">
            <text:p>0,1% + 3 dgt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M. Zlámal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>
            <text:p>Escort 3136A</text:p>
          </table:table-cell>
          <table:table-cell office:value-type="float" office:value="178684">
            <text:p>178684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4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2" table:print="false">
        <table:table-column table:style-name="co4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3" table:style-name="ta3" table:print="false">
        <table:table-column table:style-name="co4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4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R-OK" style:family="table-cell" style:parent-style-name="Default">
      <style:table-cell-properties fo:background-color="#99ff66"/>
    </style:style>
    <style:style style:name="GRR-WARN" style:family="table-cell" style:parent-style-name="Default">
      <style:table-cell-properties fo:background-color="#ffcc00"/>
    </style:style>
    <style:style style:name="GRR-ERR" style:family="table-cell" style:parent-style-name="Default">
      <style:table-cell-properties fo:background-color="#e45948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/05/2016</text:date>, <text:time>14:22:0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14:22:02</dc:date>
    <dc:creator>Martin Zlámal</dc:creator>
    <meta:generator>OpenOffice/4.1.1$Unix OpenOffice.org_project/411m6$Build-9775</meta:generator>
    <meta:editing-duration>PT5H5M12S</meta:editing-duration>
    <meta:editing-cycles>54</meta:editing-cycles>
    <meta:document-statistic meta:table-count="3" meta:cell-count="564" meta:object-count="0"/>
  </office:meta>
</office:document-meta>
</file>